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2.2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551in" svg:height="8.2346in" svg:x="0.8622in" svg:y="2.1748in">
            <draw:object draw:notify-on-update-of-ranges="Sheet1.B2:Sheet1.B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Experiment F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25">
            <text:p>282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6.148">
            <text:p>36.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95">
            <text:p>209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2.5948">
            <text:p>42.59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386">
            <text:p>338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6.941">
            <text:p>46.9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515">
            <text:p>151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6.8018">
            <text:p>36.80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1948">
            <text:p>194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6.6102">
            <text:p>36.61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288">
            <text:p>328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28.8852">
            <text:p>28.8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221">
            <text:p>3221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0.1392">
            <text:p>40.13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07">
            <text:p>3407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1.5348">
            <text:p>31.53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83">
            <text:p>338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1.9772">
            <text:p>41.97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053">
            <text:p>205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7.4804">
            <text:p>37.4804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51:28</dc:date>
    <dc:creator>Lettier </dc:creator>
    <meta:generator>LibreOffice/4.0.2.2$Linux_X86_64 LibreOffice_project/4c82dcdd6efcd48b1d8bba66bfe1989deee49c3</meta:generator>
    <meta:editing-duration>P0D</meta:editing-duration>
    <meta:editing-cycles>5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765cm" svg:height="20.917cm" xlink:href=".." xlink:type="simple" chart:class="chart:line" chart:style-name="ch1">
        <chart:title svg:x="16.602cm" svg:y="0.346cm" chart:style-name="ch2">
          <text:p>SimPL</text:p>
        </chart:title>
        <chart:subtitle svg:x="7.152cm" svg:y="1.694cm" chart:style-name="ch3">
          <text:p>Average ball-in-play time of five rounds per every 10th generation top performer.</text:p>
        </chart:subtitle>
        <chart:legend svg:x="30.994cm" svg:y="10.867cm" style:legend-expansion="custom" chartooo:width="8.404cm" chartooo:height="2.057cm" style:legend-expansion-aspect-ratio="4.0855614973262" chart:style-name="ch4"/>
        <chart:plot-area chart:style-name="ch5" table:cell-range-address="Sheet1.B2:Sheet1.B11 Sheet1.F1:Sheet1.F11" chart:data-source-has-labels="both" svg:x="2.407cm" svg:y="3.24cm" svg:width="29.59cm" svg:height="16.272cm">
          <chartooo:coordinate-region svg:x="3.716cm" svg:y="3.466cm" svg:width="28.094cm" svg:height="15.399cm"/>
          <chart:axis chart:dimension="x" chart:name="primary-x" chart:style-name="ch6" chartooo:axis-type="auto">
            <chartooo:date-scale/>
            <chart:title svg:x="16.157cm" svg:y="19.673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79cm" svg:y="16.163cm" chart:style-name="ch10">
              <text:p>Average Ball-in-play Times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6.148">
                <text:p>36.148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948">
                <text:p>42.59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6.941">
                <text:p>46.9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.8018">
                <text:p>36.8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.6102">
                <text:p>36.61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.8852">
                <text:p>28.88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.1392">
                <text:p>40.13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1.5348">
                <text:p>31.53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9772">
                <text:p>41.97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7.4804">
                <text:p>37.4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765cm" svg:height="20.917cm" xlink:href=".." xlink:type="simple" chart:class="chart:line" chart:style-name="ch1">
        <chart:title svg:x="16.602cm" svg:y="0.346cm" chart:style-name="ch2">
          <text:p>SimPL</text:p>
        </chart:title>
        <chart:subtitle svg:x="7.152cm" svg:y="1.694cm" chart:style-name="ch3">
          <text:p>Average ball-in-play time of five rounds per every 10th generation top performer.</text:p>
        </chart:subtitle>
        <chart:legend svg:x="30.994cm" svg:y="10.867cm" style:legend-expansion="custom" chartooo:width="8.404cm" chartooo:height="2.057cm" style:legend-expansion-aspect-ratio="4.0855614973262" chart:style-name="ch4"/>
        <chart:plot-area chart:style-name="ch5" table:cell-range-address="Sheet1.B2:Sheet1.B11 Sheet1.F1:Sheet1.F11" chart:data-source-has-labels="both" svg:x="2.407cm" svg:y="3.24cm" svg:width="29.59cm" svg:height="16.272cm">
          <chartooo:coordinate-region svg:x="3.716cm" svg:y="3.466cm" svg:width="28.094cm" svg:height="15.399cm"/>
          <chart:axis chart:dimension="x" chart:name="primary-x" chart:style-name="ch6" chartooo:axis-type="auto">
            <chartooo:date-scale/>
            <chart:title svg:x="16.157cm" svg:y="19.673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79cm" svg:y="16.162cm" chart:style-name="ch10">
              <text:p>Average Ball-in-play Times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6.148">
                <text:p>36.148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2.5948">
                <text:p>42.59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6.941">
                <text:p>46.9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6.8018">
                <text:p>36.8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6.6102">
                <text:p>36.61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8.8852">
                <text:p>28.88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.1392">
                <text:p>40.13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1.5348">
                <text:p>31.53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41.9772">
                <text:p>41.97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7.4804">
                <text:p>37.4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